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3cdc24"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220c02" officeooo:paragraph-rsid="00220c02" style:font-size-asian="14pt" style:font-size-complex="14pt"/>
    </style:style>
    <style:style style:name="P6" style:family="paragraph" style:parent-style-name="Standard">
      <style:text-properties fo:font-size="14pt" officeooo:rsid="0012ebf8" officeooo:paragraph-rsid="00220c02" style:font-size-asian="14pt" style:font-size-complex="14pt"/>
    </style:style>
    <style:style style:name="P7" style:family="paragraph" style:parent-style-name="Standard">
      <style:text-properties fo:font-size="14pt" officeooo:rsid="0012ebf8" officeooo:paragraph-rsid="004745c0" style:font-size-asian="14pt" style:font-size-complex="14pt"/>
    </style:style>
    <style:style style:name="P8" style:family="paragraph" style:parent-style-name="Standard">
      <style:text-properties fo:font-size="14pt" officeooo:rsid="0016df04" officeooo:paragraph-rsid="00220c02" style:font-size-asian="14pt" style:font-size-complex="14pt"/>
    </style:style>
    <style:style style:name="P9" style:family="paragraph" style:parent-style-name="Standard">
      <style:text-properties fo:font-size="14pt" officeooo:rsid="0016df04" officeooo:paragraph-rsid="004745c0" style:font-size-asian="14pt" style:font-size-complex="14pt"/>
    </style:style>
    <style:style style:name="P10" style:family="paragraph" style:parent-style-name="Standard">
      <style:text-properties fo:font-size="14pt" officeooo:paragraph-rsid="0022f8b7" style:font-size-asian="14pt" style:font-size-complex="14pt"/>
    </style:style>
    <style:style style:name="P11" style:family="paragraph" style:parent-style-name="Standard">
      <style:text-properties fo:font-size="14pt" officeooo:rsid="001fd949" officeooo:paragraph-rsid="003cdc24" style:font-size-asian="14pt" style:font-size-complex="14pt"/>
    </style:style>
    <style:style style:name="P12" style:family="paragraph" style:parent-style-name="Standard">
      <style:text-properties fo:font-size="14pt" officeooo:rsid="003cdc24" officeooo:paragraph-rsid="003cdc24" style:font-size-asian="14pt" style:font-size-complex="14pt"/>
    </style:style>
    <style:style style:name="P13" style:family="paragraph" style:parent-style-name="Standard">
      <style:text-properties fo:font-size="14pt" officeooo:rsid="004745c0" officeooo:paragraph-rsid="004745c0" style:font-size-asian="14pt" style:font-size-complex="14pt"/>
    </style:style>
    <style:style style:name="P14" style:family="paragraph" style:parent-style-name="Standard">
      <style:text-properties fo:font-size="14pt" officeooo:rsid="00316b1c" officeooo:paragraph-rsid="00220c02" style:font-size-asian="14pt" style:font-size-complex="14pt"/>
    </style:style>
    <style:style style:name="P15" style:family="paragraph" style:parent-style-name="Standard">
      <style:text-properties fo:font-size="14pt" officeooo:rsid="0049e327" officeooo:paragraph-rsid="0049e327" style:font-size-asian="14pt" style:font-size-complex="14pt"/>
    </style:style>
    <style:style style:name="P16" style:family="paragraph" style:parent-style-name="Standard">
      <style:text-properties fo:font-size="14pt" officeooo:rsid="0049e327" officeooo:paragraph-rsid="004745c0" style:font-size-asian="14pt" style:font-size-complex="14pt"/>
    </style:style>
    <style:style style:name="P17" style:family="paragraph" style:parent-style-name="Standard">
      <style:text-properties fo:font-size="14pt" officeooo:paragraph-rsid="0049e327" style:font-size-asian="14pt" style:font-size-complex="14pt"/>
    </style:style>
    <style:style style:name="P18" style:family="paragraph" style:parent-style-name="Standard">
      <style:text-properties fo:font-size="14pt" officeooo:rsid="004b108c" officeooo:paragraph-rsid="004b108c" style:font-size-asian="14pt" style:font-size-complex="14pt"/>
    </style:style>
    <style:style style:name="P19" style:family="paragraph" style:parent-style-name="Standard">
      <style:text-properties fo:font-size="14pt" officeooo:rsid="004b108c" officeooo:paragraph-rsid="004de9b7" style:font-size-asian="14pt" style:font-size-complex="14pt"/>
    </style:style>
    <style:style style:name="P20" style:family="paragraph" style:parent-style-name="Standard">
      <style:text-properties fo:font-size="14pt" officeooo:rsid="004c8bff" officeooo:paragraph-rsid="004c8bff" style:font-size-asian="14pt" style:font-size-complex="14pt"/>
    </style:style>
    <style:style style:name="P21" style:family="paragraph" style:parent-style-name="Standard">
      <style:text-properties fo:font-size="14pt" officeooo:paragraph-rsid="004c8bff" style:font-size-asian="14pt" style:font-size-complex="14pt"/>
    </style:style>
    <style:style style:name="P22" style:family="paragraph" style:parent-style-name="Standard">
      <style:text-properties fo:font-size="14pt" officeooo:rsid="004db32f" officeooo:paragraph-rsid="004db32f" style:font-size-asian="14pt" style:font-size-complex="14pt"/>
    </style:style>
    <style:style style:name="P23" style:family="paragraph" style:parent-style-name="Standard">
      <style:text-properties fo:font-size="14pt" officeooo:paragraph-rsid="004db32f" style:font-size-asian="14pt" style:font-size-complex="14pt"/>
    </style:style>
    <style:style style:name="P24" style:family="paragraph" style:parent-style-name="Standard">
      <style:text-properties fo:font-size="14pt" officeooo:paragraph-rsid="004e1d7a" style:font-size-asian="14pt" style:font-size-complex="14pt"/>
    </style:style>
    <style:style style:name="P25" style:family="paragraph" style:parent-style-name="Standard">
      <style:text-properties fo:font-size="14pt" officeooo:rsid="004e1d7a" officeooo:paragraph-rsid="004e1d7a" style:font-size-asian="14pt" style:font-size-complex="14pt"/>
    </style:style>
    <style:style style:name="P26" style:family="paragraph" style:parent-style-name="Standard">
      <style:text-properties fo:font-size="14pt" officeooo:rsid="004fcca5" officeooo:paragraph-rsid="004fcca5" style:font-size-asian="14pt" style:font-size-complex="14pt"/>
    </style:style>
    <style:style style:name="P27" style:family="paragraph" style:parent-style-name="Standard">
      <style:paragraph-properties fo:text-align="end" style:justify-single-word="false"/>
      <style:text-properties fo:font-size="14pt" officeooo:rsid="004fcca5" officeooo:paragraph-rsid="004fcca5" style:font-size-asian="14pt" style:font-size-complex="14pt"/>
    </style:style>
    <style:style style:name="P28" style:family="paragraph" style:parent-style-name="Standard">
      <style:text-properties fo:font-size="14pt" officeooo:rsid="004fcca5" officeooo:paragraph-rsid="0051954c" style:font-size-asian="14pt" style:font-size-complex="14pt"/>
    </style:style>
    <style:style style:name="P29" style:family="paragraph" style:parent-style-name="Standard">
      <style:text-properties fo:font-size="14pt" officeooo:rsid="0051954c" officeooo:paragraph-rsid="0051954c" style:font-size-asian="14pt" style:font-size-complex="14pt"/>
    </style:style>
    <style:style style:name="P30" style:family="paragraph" style:parent-style-name="Standard">
      <style:text-properties fo:font-size="14pt" fo:font-style="italic" style:font-size-asian="14pt" style:font-style-asian="italic" style:font-size-complex="14pt" style:font-style-complex="italic"/>
    </style:style>
    <style:style style:name="P31" style:family="paragraph" style:parent-style-name="Standard">
      <style:text-properties fo:font-size="14pt" fo:font-style="normal" style:text-underline-style="none" fo:font-weight="normal" officeooo:rsid="0012ebf8" officeooo:paragraph-rsid="00220c02" style:font-size-asian="14pt" style:font-style-asian="normal" style:font-weight-asian="normal" style:font-size-complex="14pt" style:font-style-complex="normal" style:font-weight-complex="normal"/>
    </style:style>
    <style:style style:name="P32" style:family="paragraph" style:parent-style-name="Standard">
      <style:text-properties fo:font-size="14pt" fo:font-style="normal" style:text-underline-style="none" fo:font-weight="normal" officeooo:rsid="0012ebf8" officeooo:paragraph-rsid="004745c0" style:font-size-asian="14pt" style:font-style-asian="normal" style:font-weight-asian="normal" style:font-size-complex="14pt" style:font-style-complex="normal" style:font-weight-complex="normal"/>
    </style:style>
    <style:style style:name="P33" style:family="paragraph" style:parent-style-name="Standard">
      <style:text-properties fo:font-size="14pt" fo:font-style="normal" fo:font-weight="normal" officeooo:rsid="004b108c" officeooo:paragraph-rsid="004b108c" style:font-size-asian="14pt" style:font-style-asian="normal" style:font-weight-asian="normal" style:font-size-complex="14pt" style:font-style-complex="normal" style:font-weight-complex="normal"/>
    </style:style>
    <style:style style:name="P34" style:family="paragraph" style:parent-style-name="Standard">
      <style:text-properties fo:font-size="14pt" fo:font-style="normal" fo:font-weight="normal" officeooo:rsid="004b108c" officeooo:paragraph-rsid="004de9b7" style:font-size-asian="14pt" style:font-style-asian="normal" style:font-weight-asian="normal" style:font-size-complex="14pt" style:font-style-complex="normal" style:font-weight-complex="normal"/>
    </style:style>
    <style:style style:name="P35" style:family="paragraph" style:parent-style-name="Standard">
      <style:text-properties fo:font-size="14pt" fo:font-weight="normal" officeooo:rsid="00220c02" officeooo:paragraph-rsid="0049e327" style:font-size-asian="14pt" style:font-weight-asian="normal" style:font-size-complex="14pt" style:font-weight-complex="normal"/>
    </style:style>
    <style:style style:name="P36" style:family="paragraph" style:parent-style-name="Standard">
      <style:text-properties fo:font-size="14pt" fo:font-weight="normal" officeooo:rsid="00220c02" officeooo:paragraph-rsid="004de9b7" style:font-size-asian="14pt" style:font-weight-asian="normal" style:font-size-complex="14pt" style:font-weight-complex="normal"/>
    </style:style>
    <style:style style:name="P37" style:family="paragraph" style:parent-style-name="Standard">
      <style:text-properties fo:font-size="14pt" fo:font-weight="normal" officeooo:rsid="004b108c" officeooo:paragraph-rsid="004b108c" style:font-size-asian="14pt" style:font-weight-asian="normal" style:font-size-complex="14pt" style:font-weight-complex="normal"/>
    </style:style>
    <style:style style:name="P38" style:family="paragraph" style:parent-style-name="Standard">
      <style:text-properties fo:font-size="14pt" fo:font-weight="normal" officeooo:rsid="004b108c" officeooo:paragraph-rsid="004de9b7" style:font-size-asian="14pt" style:font-weight-asian="normal" style:font-size-complex="14pt" style:font-weight-complex="normal"/>
    </style:style>
    <style:style style:name="P39" style:family="paragraph" style:parent-style-name="Standard">
      <style:text-properties fo:font-size="14pt" fo:font-weight="normal" officeooo:rsid="0022f8b7" officeooo:paragraph-rsid="004db32f" style:font-size-asian="14pt" style:font-weight-asian="normal" style:font-size-complex="14pt" style:font-weight-complex="normal"/>
    </style:style>
    <style:style style:name="P40" style:family="paragraph" style:parent-style-name="Standard">
      <style:text-properties fo:font-size="14pt" fo:font-weight="bold" officeooo:rsid="0022f63c" officeooo:paragraph-rsid="004db32f" style:font-size-asian="14pt" style:font-weight-asian="bold" style:font-size-complex="14pt" style:font-weight-complex="bold"/>
    </style:style>
    <style:style style:name="P41" style:family="paragraph" style:parent-style-name="Standard">
      <style:text-properties fo:font-size="14pt" fo:font-weight="bold" officeooo:rsid="0022f63c" officeooo:paragraph-rsid="004de9b7" style:font-size-asian="14pt" style:font-weight-asian="bold" style:font-size-complex="14pt" style:font-weight-complex="bold"/>
    </style:style>
    <style:style style:name="P42" style:family="paragraph" style:parent-style-name="Standard">
      <style:text-properties fo:font-size="14pt" fo:font-weight="bold" officeooo:rsid="0022f63c" officeooo:paragraph-rsid="004e1d7a" style:font-size-asian="14pt" style:font-weight-asian="bold" style:font-size-complex="14pt" style:font-weight-complex="bold"/>
    </style:style>
    <style:style style:name="P43" style:family="paragraph" style:parent-style-name="Standard">
      <style:text-properties fo:font-size="14pt" style:text-underline-style="none" officeooo:rsid="004fcca5" officeooo:paragraph-rsid="004fcca5" style:font-size-asian="14pt" style:font-size-complex="14pt"/>
    </style:style>
    <style:style style:name="P4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5" style:family="paragraph" style:parent-style-name="Standard">
      <style:paragraph-properties fo:text-align="center" style:justify-single-word="false"/>
      <style:text-properties fo:font-size="20pt" fo:font-weight="bold" officeooo:paragraph-rsid="004db32f" style:font-size-asian="20pt" style:font-weight-asian="bold" style:font-size-complex="20pt" style:font-weight-complex="bold"/>
    </style:style>
    <style:style style:name="P46" style:family="paragraph" style:parent-style-name="Standard">
      <style:paragraph-properties fo:text-align="center" style:justify-single-word="false"/>
      <style:text-properties fo:font-size="20pt" fo:font-weight="bold" officeooo:paragraph-rsid="004e1d7a" style:font-size-asian="20pt" style:font-weight-asian="bold" style:font-size-complex="20pt" style:font-weight-complex="bold"/>
    </style:style>
    <style:style style:name="P47" style:family="paragraph" style:parent-style-name="Standard">
      <style:paragraph-properties fo:text-align="center" style:justify-single-word="false"/>
      <style:text-properties fo:font-size="20pt" fo:font-weight="bold" officeooo:rsid="004745c0" officeooo:paragraph-rsid="004de9b7" style:font-size-asian="20pt" style:font-weight-asian="bold" style:font-size-complex="20pt" style:font-weight-complex="bold"/>
    </style:style>
    <style:style style:name="P48" style:family="paragraph" style:parent-style-name="Standard">
      <style:text-properties style:text-position="0% 100%" fo:font-size="14pt" fo:font-style="normal" style:text-underline-style="none" fo:font-weight="normal" officeooo:rsid="0012ebf8" officeooo:paragraph-rsid="00220c02" style:font-size-asian="14pt" style:font-style-asian="normal" style:font-weight-asian="normal" style:font-size-complex="14pt" style:font-style-complex="normal" style:font-weight-complex="normal"/>
    </style:style>
    <style:style style:name="P49" style:family="paragraph" style:parent-style-name="Standard">
      <style:text-properties style:text-position="0% 100%" fo:font-size="14pt" fo:font-style="normal" style:text-underline-style="none" fo:font-weight="normal" officeooo:rsid="0012ebf8" officeooo:paragraph-rsid="004745c0" style:font-size-asian="14pt" style:font-style-asian="normal" style:font-weight-asian="normal" style:font-size-complex="14pt" style:font-style-complex="normal" style:font-weight-complex="normal"/>
    </style:style>
    <style:style style:name="P50" style:family="paragraph" style:parent-style-name="Standard">
      <style:text-properties style:text-position="0% 100%" fo:font-size="14pt" fo:font-style="normal" style:text-underline-style="none" fo:font-weight="normal" officeooo:rsid="00239bb2" officeooo:paragraph-rsid="00220c02" style:font-size-asian="14pt" style:font-style-asian="normal" style:font-weight-asian="normal" style:font-size-complex="14pt" style:font-style-complex="normal" style:font-weight-complex="normal"/>
    </style:style>
    <style:style style:name="P51" style:family="paragraph" style:parent-style-name="Standard">
      <style:text-properties style:text-position="0% 100%" fo:font-size="14pt" fo:font-style="normal" style:text-underline-style="none" fo:font-weight="normal" officeooo:rsid="004745c0" officeooo:paragraph-rsid="004745c0" style:font-size-asian="14pt" style:font-style-asian="normal" style:font-weight-asian="normal" style:font-size-complex="14pt" style:font-style-complex="normal" style:font-weight-complex="normal"/>
    </style:style>
    <style:style style:name="P52" style:family="paragraph" style:parent-style-name="Standard">
      <style:text-properties style:text-position="0% 100%" fo:font-size="14pt" fo:font-style="normal" style:text-underline-style="none" fo:font-weight="normal" officeooo:rsid="004c8bff" officeooo:paragraph-rsid="004c8bff"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center" style:justify-single-word="false" fo:break-before="page"/>
      <style:text-properties fo:font-size="20pt" officeooo:paragraph-rsid="003cdc24" style:font-size-asian="20pt" style:font-size-complex="20pt"/>
    </style:style>
    <style:style style:name="P54" style:family="paragraph" style:parent-style-name="Standard">
      <style:paragraph-properties fo:text-align="center" style:justify-single-word="false" fo:break-before="page"/>
      <style:text-properties fo:font-size="20pt" officeooo:paragraph-rsid="0049e327" style:font-size-asian="20pt" style:font-size-complex="20pt"/>
    </style:style>
    <style:style style:name="P55" style:family="paragraph" style:parent-style-name="Standard">
      <style:paragraph-properties fo:text-align="center" style:justify-single-word="false" fo:break-before="page"/>
      <style:text-properties fo:font-size="20pt" officeooo:paragraph-rsid="004c8bff" style:font-size-asian="20pt" style:font-size-complex="20pt"/>
    </style:style>
    <style:style style:name="P56" style:family="paragraph" style:parent-style-name="Standard">
      <style:paragraph-properties fo:break-before="page"/>
      <style:text-properties fo:font-size="14pt" fo:font-style="normal" fo:font-weight="normal" officeooo:rsid="004b108c" officeooo:paragraph-rsid="004de9b7" style:font-size-asian="14pt" style:font-style-asian="normal" style:font-weight-asian="normal" style:font-size-complex="14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a2db1"/>
    </style:style>
    <style:style style:name="T3" style:family="text">
      <style:text-properties style:text-position="sub 58%"/>
    </style:style>
    <style:style style:name="T4" style:family="text">
      <style:text-properties style:text-position="sub 58%" style:text-underline-style="solid" style:text-underline-width="auto" style:text-underline-color="font-color"/>
    </style:style>
    <style:style style:name="T5" style:family="text">
      <style:text-properties style:text-position="sub 58%" style:text-underline-style="solid" style:text-underline-width="auto" style:text-underline-color="font-color" officeooo:rsid="001a2db1"/>
    </style:style>
    <style:style style:name="T6" style:family="text">
      <style:text-properties style:text-position="sub 58%" style:text-underline-style="solid" style:text-underline-width="auto" style:text-underline-color="font-color" officeooo:rsid="004745c0"/>
    </style:style>
    <style:style style:name="T7" style:family="text">
      <style:text-properties style:text-position="sub 58%" officeooo:rsid="00239bb2"/>
    </style:style>
    <style:style style:name="T8" style:family="text">
      <style:text-properties style:text-position="sub 58%" officeooo:rsid="00230ab7"/>
    </style:style>
    <style:style style:name="T9" style:family="text">
      <style:text-properties style:text-position="sub 58%" officeooo:rsid="001b05c8"/>
    </style:style>
    <style:style style:name="T10" style:family="text">
      <style:text-properties style:text-position="sub 58%" officeooo:rsid="00133dcf"/>
    </style:style>
    <style:style style:name="T11" style:family="text">
      <style:text-properties style:text-position="sub 58%" fo:font-style="normal" style:text-underline-style="none" fo:font-weight="normal" officeooo:rsid="0024a07a" style:font-style-asian="normal" style:font-weight-asian="normal" style:font-style-complex="normal" style:font-weight-complex="normal"/>
    </style:style>
    <style:style style:name="T12" style:family="text">
      <style:text-properties style:text-position="sub 58%" fo:font-style="normal" style:text-underline-style="solid" style:text-underline-width="auto" style:text-underline-color="font-color" fo:font-weight="normal" officeooo:rsid="001a2db1" style:font-style-asian="normal" style:font-weight-asian="normal" style:font-style-complex="normal" style:font-weight-complex="normal"/>
    </style:style>
    <style:style style:name="T13" style:family="text">
      <style:text-properties style:text-position="sub 58%" style:text-underline-style="none" officeooo:rsid="004745c0"/>
    </style:style>
    <style:style style:name="T14" style:family="text">
      <style:text-properties style:text-position="sub 58%" officeooo:rsid="00481c91"/>
    </style:style>
    <style:style style:name="T15" style:family="text">
      <style:text-properties style:text-position="0% 100%"/>
    </style:style>
    <style:style style:name="T16" style:family="text">
      <style:text-properties style:text-position="0% 100%" style:text-underline-style="solid" style:text-underline-width="auto" style:text-underline-color="font-color"/>
    </style:style>
    <style:style style:name="T17" style:family="text">
      <style:text-properties style:text-position="0% 100%" style:text-underline-style="solid" style:text-underline-width="auto" style:text-underline-color="font-color" officeooo:rsid="00150f5a"/>
    </style:style>
    <style:style style:name="T18" style:family="text">
      <style:text-properties style:text-position="0% 100%" style:text-underline-style="solid" style:text-underline-width="auto" style:text-underline-color="font-color" officeooo:rsid="00133dcf"/>
    </style:style>
    <style:style style:name="T19" style:family="text">
      <style:text-properties style:text-position="0% 100%" style:text-underline-style="solid" style:text-underline-width="auto" style:text-underline-color="font-color" officeooo:rsid="004745c0"/>
    </style:style>
    <style:style style:name="T20" style:family="text">
      <style:text-properties style:text-position="0% 100%" officeooo:rsid="001a2db1"/>
    </style:style>
    <style:style style:name="T21" style:family="text">
      <style:text-properties style:text-position="0% 100%" officeooo:rsid="00230ab7"/>
    </style:style>
    <style:style style:name="T22" style:family="text">
      <style:text-properties style:text-position="0% 100%" officeooo:rsid="00150f5a"/>
    </style:style>
    <style:style style:name="T23" style:family="text">
      <style:text-properties style:text-position="0% 100%" officeooo:rsid="00239bb2"/>
    </style:style>
    <style:style style:name="T24" style:family="text">
      <style:text-properties style:text-position="0% 100%" officeooo:rsid="00133dcf"/>
    </style:style>
    <style:style style:name="T25" style:family="text">
      <style:text-properties style:text-position="0% 100%" fo:font-style="normal" style:text-underline-style="none" fo:font-weight="normal" officeooo:rsid="001a2db1" style:font-style-asian="normal" style:font-weight-asian="normal" style:font-style-complex="normal" style:font-weight-complex="normal"/>
    </style:style>
    <style:style style:name="T26" style:family="text">
      <style:text-properties style:text-position="0% 100%" fo:font-style="normal" style:text-underline-style="none" fo:font-weight="normal" officeooo:rsid="0024a07a" style:font-style-asian="normal" style:font-weight-asian="normal" style:font-style-complex="normal" style:font-weight-complex="normal"/>
    </style:style>
    <style:style style:name="T27" style:family="text">
      <style:text-properties style:text-position="0% 100%" fo:font-style="normal" style:text-underline-style="none" fo:font-weight="normal" officeooo:rsid="00481c91" style:font-style-asian="normal" style:font-weight-asian="normal" style:font-style-complex="normal" style:font-weight-complex="normal"/>
    </style:style>
    <style:style style:name="T28" style:family="text">
      <style:text-properties style:text-position="0% 100%" fo:font-style="normal" style:text-underline-style="none" fo:font-weight="normal" officeooo:rsid="0049e327" style:font-style-asian="normal" style:font-weight-asian="normal" style:font-style-complex="normal" style:font-weight-complex="normal"/>
    </style:style>
    <style:style style:name="T29" style:family="text">
      <style:text-properties style:text-position="0% 100%" fo:font-style="normal" style:text-underline-style="solid" style:text-underline-width="auto" style:text-underline-color="font-color" fo:font-weight="normal" officeooo:rsid="0024a07a" style:font-style-asian="normal" style:font-weight-asian="normal" style:font-style-complex="normal" style:font-weight-complex="normal"/>
    </style:style>
    <style:style style:name="T30" style:family="text">
      <style:text-properties style:text-position="0% 100%" style:text-underline-style="none" officeooo:rsid="004745c0"/>
    </style:style>
    <style:style style:name="T31" style:family="text">
      <style:text-properties style:text-position="0% 100%" officeooo:rsid="004745c0"/>
    </style:style>
    <style:style style:name="T32" style:family="text">
      <style:text-properties style:text-position="0% 100%" officeooo:rsid="00481c91"/>
    </style:style>
    <style:style style:name="T33" style:family="text">
      <style:text-properties style:text-position="0% 100%" officeooo:rsid="004be039"/>
    </style:style>
    <style:style style:name="T34" style:family="text">
      <style:text-properties officeooo:rsid="00230ab7"/>
    </style:style>
    <style:style style:name="T35" style:family="text">
      <style:text-properties officeooo:rsid="001ce8a3"/>
    </style:style>
    <style:style style:name="T36" style:family="text">
      <style:text-properties officeooo:rsid="0025c49d"/>
    </style:style>
    <style:style style:name="T37" style:family="text">
      <style:text-properties officeooo:rsid="00150f5a"/>
    </style:style>
    <style:style style:name="T38" style:family="text">
      <style:text-properties fo:font-weight="normal" style:font-weight-asian="normal" style:font-weight-complex="normal"/>
    </style:style>
    <style:style style:name="T39" style:family="text">
      <style:text-properties fo:font-weight="normal" officeooo:rsid="004de9b7" style:font-weight-asian="normal" style:font-weight-complex="normal"/>
    </style:style>
    <style:style style:name="T40" style:family="text">
      <style:text-properties fo:font-weight="normal" officeooo:rsid="004e1d7a" style:font-weight-asian="normal" style:font-weight-complex="normal"/>
    </style:style>
    <style:style style:name="T41" style:family="text">
      <style:text-properties fo:font-weight="bold" style:font-weight-asian="bold" style:font-weight-complex="bold"/>
    </style:style>
    <style:style style:name="T42" style:family="text">
      <style:text-properties fo:font-weight="bold" officeooo:rsid="003d66c0" style:font-weight-asian="bold" style:font-weight-complex="bold"/>
    </style:style>
    <style:style style:name="T43" style:family="text">
      <style:text-properties fo:font-weight="bold" officeooo:rsid="004745c0" style:font-weight-asian="bold" style:font-weight-complex="bold"/>
    </style:style>
    <style:style style:name="T44" style:family="text">
      <style:text-properties fo:font-weight="bold" officeooo:rsid="0049e327" style:font-weight-asian="bold" style:font-weight-complex="bold"/>
    </style:style>
    <style:style style:name="T45" style:family="text">
      <style:text-properties fo:font-weight="bold" officeooo:rsid="004c8bff" style:font-weight-asian="bold" style:font-weight-complex="bold"/>
    </style:style>
    <style:style style:name="T46" style:family="text">
      <style:text-properties officeooo:rsid="004745c0"/>
    </style:style>
    <style:style style:name="T47" style:family="text">
      <style:text-properties officeooo:rsid="00481c91"/>
    </style:style>
    <style:style style:name="T48" style:family="text">
      <style:text-properties officeooo:rsid="0049e327"/>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4b108c" style:font-style-asian="normal" style:font-style-complex="normal"/>
    </style:style>
    <style:style style:name="T52" style:family="text">
      <style:text-properties fo:font-style="normal" fo:font-weight="bold" officeooo:rsid="004b108c"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4b108c" style:font-style-asian="normal" style:font-weight-asian="normal" style:font-style-complex="normal" style:font-weight-complex="normal"/>
    </style:style>
    <style:style style:name="T55" style:family="text">
      <style:text-properties style:font-name="Liberation Serif1" fo:font-style="normal" fo:font-weight="normal" style:font-style-asian="normal" style:font-weight-asian="normal" style:font-style-complex="normal" style:font-weight-complex="normal"/>
    </style:style>
    <style:style style:name="T56" style:family="text">
      <style:text-properties style:font-name="Liberation Serif1" style:font-name-asian="Liberation Serif1" style:font-name-complex="Liberation Serif1"/>
    </style:style>
    <style:style style:name="T57" style:family="text">
      <style:text-properties style:font-name="Liberation Serif1" officeooo:rsid="004db32f"/>
    </style:style>
    <style:style style:name="T58" style:family="text">
      <style:text-properties officeooo:rsid="004db32f"/>
    </style:style>
    <style:style style:name="T59" style:family="text">
      <style:text-properties style:font-name="Liberation Serif"/>
    </style:style>
    <style:style style:name="T60" style:family="text">
      <style:text-properties style:font-name="Liberation Serif" officeooo:rsid="004db32f"/>
    </style:style>
    <style:style style:name="T61" style:family="text">
      <style:text-properties officeooo:rsid="004de9b7"/>
    </style:style>
    <style:style style:name="T62" style:family="text">
      <style:text-properties officeooo:rsid="004e1d7a"/>
    </style:style>
    <style:style style:name="T63" style:family="text">
      <style:text-properties officeooo:rsid="004fcca5"/>
    </style:style>
    <style:style style:name="T64" style:family="text">
      <style:text-properties officeooo:rsid="0051954c"/>
    </style:style>
    <style:style style:name="T65" style:family="text">
      <style:text-properties officeooo:rsid="005261e5"/>
    </style:style>
    <style:style style:name="T66" style:family="text">
      <style:text-properties officeooo:rsid="0054a2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New Gaussian Elimination<text:span text:style-name="T46"> 3</text:span></text:p>
      <text:p text:style-name="P1">Richard Parker <text:span text:style-name="T58">3.5</text:span>.201<text:span text:style-name="T58">6</text:span></text:p>
      <text:p text:style-name="P30"/>
      <text:p text:style-name="P44">Section 1 – Introduction</text:p>
      <text:p text:style-name="P4"/>
      <text:p text:style-name="P12">In 2015 Jon Thackray (rather heroically) got <text:span text:style-name="T58">a chopped-up</text:span> "rank" program working in meataxe64. <text:s/>Several defects (<text:span text:style-name="T48">mainly the result of our limited undestanding at the time)</text:span> have since become clear, and this document takes a fresh look at the whole problem of chopped-up Gaussian Elimination in meataxe64.</text:p>
      <text:p text:style-name="P11"/>
      <text:p text:style-name="P12">One major deficiency was the omission of the "back-cleaning" step. <text:s/>The "rank" program only put the matrix into (non-reduced) echelon form, so that the entries below a pivot were zeroized but not those above. <text:s/>This was fine for "rank" but not, for example, for invert.</text:p>
      <text:p text:style-name="P11"/>
      <text:p text:style-name="P12">Another defect was that the actions performed were not recorded<text:span text:style-name="T58">, but with the wisdom of Frank L</text:span><text:span text:style-name="T57">ü</text:span><text:span text:style-name="T60">beck we now see that as a rather lesser problem - no longer needed for NullSpace or Split. <text:s/>Nevertheless, I suspect that we will need to implement this in the end for invert, to make the Gaussian steps recursive - so they can be used as part of a larger Gaussian, and (at least partially) for Standard Base.</text:span></text:p>
      <text:p text:style-name="P12"/>
      <text:p text:style-name="P22"><text:span text:style-name="T60">A</text:span><text:span text:style-name="T59"> further omission from the "echelize" function itself was that it did not write the "cleaner" matrix out, necessitating the awquard "BEX" operation.</text:span></text:p>
      <text:p text:style-name="P11"/>
      <text:p text:style-name="P12">Several other problems arose. <text:s/>The handling of the Memory Objects was very clumsy, and the last bug - that they were freed when the execution <text:span text:style-name="T46">occasionally </text:span>got ahead of the submission - was not really properly fixed.</text:p>
      <text:p text:style-name="P12"/>
      <text:p text:style-name="P22">Perhaps the first improvement over the last attempt, however, is to specify the operation in its entirety. <text:s/>The previous version only documented the middle rows and columns, but in practice it is necessary to start and to stop, and this needs substantial clarification.</text:p>
      <text:p text:style-name="P22"/>
      <text:p text:style-name="P45">Section <text:span text:style-name="T58">2</text:span> – <text:span text:style-name="T58">The "elementary" operations.</text:span></text:p>
      <text:p text:style-name="P23"/>
      <text:p text:style-name="P22">The overall structure of "chopped-up Gaussian Elimination" is to define a collection of about eight elementary operations that operate on "small" matrices, and then to combine them with the chopping and the reassembly of matrices to perform Gaussian Elimination on a "big" matrix. <text:s/>Ultimately it is hoped to see this through to make the operations <text:span text:style-name="T41">recursive</text:span><text:span text:style-name="T38"> - so that all the operations needed are avalable on "big" matrices so that the operations can be performed on </text:span><text:soft-page-break/><text:span text:style-name="T38">"yet bigger" matrices. <text:s/>This probably boils down to implementing the "echelize" operation, but that is not yet the objective. <text:s/>For NullSpace and Split, it is sufficient to be able to put a matrix into echelon form (without the need to keep track - no RowSelect, no Cleaner, no Multiplier needed initially). <text:s/>Probably a later version of this document will address these issues (for example, Standard Base seems to need only RowSelect so that may be the next stage).</text:span></text:p>
      <text:p text:style-name="P22"/>
      <text:p text:style-name="P22"><text:span text:style-name="T38">Anyway, the first step is to describe the elementary operations.</text:span><text:span text:style-name="T39"> <text:s/>Here is a summary.</text:span></text:p>
      <text:p text:style-name="P22"/>
      <text:p text:style-name="P40">ECH <text:span text:style-name="T61">A Rs Cs M C R</text:span><text:span text:style-name="T38"> </text:span><text:span text:style-name="T39"><text:s text:c="2"/></text:span><text:span text:style-name="T38">ECHelize. <text:s/>This takes a matrix A and produces two bit-strings - </text:span><text:span text:style-name="T39">Rs</text:span><text:span text:style-name="T38"> selecting the rows and C</text:span><text:span text:style-name="T39">s</text:span><text:span text:style-name="T38"> selecting the columns, followed by the multiplier </text:span><text:span text:style-name="T39">M</text:span><text:span text:style-name="T38"> (the negated inverse of the square selected matrix)</text:span><text:span text:style-name="T39">, the cleaner C specifying what linear combination of the original selected rows must be added to the non-selected rows to make zero,</text:span><text:span text:style-name="T38"> and the remnant </text:span><text:span text:style-name="T39">R</text:span><text:span text:style-name="T38">, being the selected rows, non-selected columns of the matrix after it is put in negative reduced echelon form.</text:span></text:p>
      <text:p text:style-name="P41">MUL A B C<text:span text:style-name="T38"> </text:span><text:span text:style-name="T39"><text:s text:c="2"/></text:span><text:span text:style-name="T38">MULtiplication. <text:s/>This computes A*B-&gt;C <text:s/>It is interesting that step 12, which multiplies the selected rows by the multiplier from echelize, really is a multiply, not a Multiply-and-Add as is appropriate for clearing out rows according to pivots.</text:span></text:p>
      <text:p text:style-name="P40">MAD A B C D<text:span text:style-name="T38"> </text:span><text:span text:style-name="T39"><text:s text:c="2"/></text:span><text:span text:style-name="T38">Multiply and ADd. <text:s/>This computes A*B+C-&gt;D. <text:s/>This is </text:span>the<text:span text:style-name="T38"> performance critical part of rank, and the fact that this has already been optimized heavily in the past gives a substantial kick-start to the Gaussian project.</text:span></text:p>
      <text:p text:style-name="P40">PVC A<text:span text:style-name="T61">s</text:span> B<text:span text:style-name="T61">s</text:span> C<text:span text:style-name="T61">s</text:span> D<text:span text:style-name="T61">s</text:span><text:span text:style-name="T38"> PiVot Combine. <text:s/>Takes two bit-strings A</text:span><text:span text:style-name="T39">s</text:span><text:span text:style-name="T38"> and B</text:span><text:span text:style-name="T39">s</text:span><text:span text:style-name="T38">, where the bits of B</text:span><text:span text:style-name="T39">s</text:span><text:span text:style-name="T38"> correspond to the unset bits of A</text:span><text:span text:style-name="T39">s</text:span><text:span text:style-name="T38">, and produces a bit-string C</text:span><text:span text:style-name="T39">s</text:span><text:span text:style-name="T38"> of the same length as A</text:span><text:span text:style-name="T39">s</text:span><text:span text:style-name="T38"> but with more bits set as specified by B</text:span><text:span text:style-name="T39">s</text:span><text:span text:style-name="T38">, and a bit-string D</text:span><text:span text:style-name="T39">s</text:span><text:span text:style-name="T38"> corresponding to the set bits of C</text:span><text:span text:style-name="T39">s</text:span><text:span text:style-name="T38">, specifying whether the bit came from A</text:span><text:span text:style-name="T39">s</text:span><text:span text:style-name="T38"> (set) or B</text:span><text:span text:style-name="T39">s</text:span><text:span text:style-name="T38"> (unset).</text:span></text:p>
      <text:p text:style-name="P40">REX A<text:span text:style-name="T61">s</text:span> B C D<text:span text:style-name="T38"> Row EXtract. <text:s/>This takes a bit string A</text:span><text:span text:style-name="T39">s</text:span><text:span text:style-name="T38"> and a matrix B, and separates the rows of B into C (the set bits) and D (the unset bits). <text:s/>As this works with complete rows, it is expected to be fast enough by just using memcpy and no further improvements are expected.</text:span></text:p>
      <text:p text:style-name="P40">RRF A<text:span text:style-name="T61">s</text:span> B C D<text:span text:style-name="T38"> Row RiFfle. <text:s/>This takes a bit string A</text:span><text:span text:style-name="T39">s</text:span><text:span text:style-name="T38"> and two matrices B and C, where the rows of B correspond to the set bits and the rows of C correspond to the unset bits, and a matrix containing both sets of rows is made. <text:s/>Again, as this works with rows, the memcpy version should be plenty fast enough.</text:span><text:span text:style-name="T39"> <text:s/>It is the inverse of REX.</text:span></text:p>
      <text:p text:style-name="P42"><text:span text:style-name="T62">CEX As B C D</text:span><text:span text:style-name="T39"> </text:span><text:span text:style-name="T40"><text:s text:c="3"/>Column Extract</text:span><text:span text:style-name="T39"> EXtract. <text:s/>This takes a bit string As and a matrix B, and separates the </text:span><text:span text:style-name="T40">columns</text:span><text:span text:style-name="T39"> of B into C (the set bits) and D (the unset bits).</text:span><text:span text:style-name="T40"> <text:s/>In practice some tricks are likely to be good enough to enable this to be done at adequate performance, though it may need considerable attention in future.</text:span></text:p>
      <text:p text:style-name="P39"/>
      <text:p text:style-name="P46">Section <text:span text:style-name="T62">3</text:span> – <text:span text:style-name="T62">The first row.</text:span></text:p>
      <text:p text:style-name="P24"/>
      <text:p text:style-name="P25">Performing Gaussian elimination on the first row consists of taking each block in turn, echelizing it, using the row-select coming out of that echelize to divide the rows of all subsequent blocks into selected and non-selected, then performing the same row operations as were done to the echelized block by multiplying the selected rows by the multiplier and also by the cleaner, in the latter case adding in to the non-selected rows. <text:s/>The result of this latter <text:soft-page-break/>operation then forms the block on which the next echlization is done<text:span text:style-name="T63">. <text:s/>At this stage there seems little point in back-cleaning, and this will be left to a much later phase. <text:s/>It is conceivable that back-cleaning would introduce more concurrency, probably by allowing operations to commute and hence to allow them to be executed out-of-order if that turned out to be useful. <text:s/>The current thread-farm, however, has on concept of commuting operations and cannot take advantage it.</text:span></text:p>
      <text:p text:style-name="P25"/>
      <text:p text:style-name="P26">Hence we see that the first operation is to take the top left matrix <text:span text:style-name="T64">C</text:span>00<text:span text:style-name="T64">0</text:span> and echelize it.</text:p>
      <text:p text:style-name="P26"/>
      <text:p text:style-name="P26"><text:s text:c="2"/>3<text:tab/>ECH <text:span text:style-name="T64">C0</text:span>00 T00 <text:span text:style-name="T65">P10</text:span> M00 K00 <text:span text:style-name="T65">R01</text:span></text:p>
      <text:p text:style-name="P26"/>
      <text:p text:style-name="P29">The next steps can be done in parallel for all <text:span text:style-name="T65">k</text:span>&gt;0 to the blocks C00k</text:p>
      <text:p text:style-name="P29"/>
      <text:p text:style-name="P28">11<text:tab/>REX T<text:span text:style-name="T64">00</text:span> <text:span text:style-name="T64">C00</text:span>k V<text:span text:style-name="T64">00</text:span>k W<text:span text:style-name="T64">00</text:span>k </text:p>
      <text:p text:style-name="P28">12<text:tab/>MUL M<text:span text:style-name="T64">00</text:span> V<text:span text:style-name="T64">00</text:span>k X<text:span text:style-name="T64">00</text:span>k </text:p>
      <text:p text:style-name="P28">15<text:tab/>MAD K<text:span text:style-name="T64">00</text:span> V<text:span text:style-name="T64">00</text:span>k W<text:span text:style-name="T64">00</text:span>k C<text:span text:style-name="T64">01</text:span>k </text:p>
      <text:p text:style-name="P28"/>
      <text:p text:style-name="P29">We then continue as soon as C0jk is available. <text:s/>If j==k, we do the echelization process</text:p>
      <text:p text:style-name="P29"/>
      <text:p text:style-name="P28"><text:s text:c="2"/>3<text:tab/>ECH <text:span text:style-name="T64">C0jj</text:span> T<text:span text:style-name="T64">0</text:span>j <text:span text:style-name="T65">P1</text:span>j M<text:span text:style-name="T64">0</text:span>j K<text:span text:style-name="T64">0</text:span>j <text:span text:style-name="T65">R0(j+1)</text:span> </text:p>
      <text:p text:style-name="P28"/>
      <text:p text:style-name="P29">Otherwise we perform the cleaning procedure<text:span text:style-name="T65">, again with all k&gt;j suitable for concurrent work.</text:span></text:p>
      <text:p text:style-name="P28"/>
      <text:p text:style-name="P28">11<text:tab/>REX T<text:span text:style-name="T64">0j</text:span> <text:span text:style-name="T64">C0j</text:span>k V<text:span text:style-name="T64">0j</text:span>k W<text:span text:style-name="T64">0j</text:span>k </text:p>
      <text:p text:style-name="P28">12<text:tab/>MUL M<text:span text:style-name="T64">0j</text:span> V<text:span text:style-name="T64">0j</text:span>k X<text:span text:style-name="T64">0j</text:span>k </text:p>
      <text:p text:style-name="P28">15<text:tab/>MAD K<text:span text:style-name="T64">0j</text:span> V<text:span text:style-name="T64">0j</text:span>k W<text:span text:style-name="T64">0j</text:span>k C<text:span text:style-name="T64">0(j+1)</text:span>k </text:p>
      <text:p text:style-name="P29"/>
      <text:p text:style-name="P29"/>
      <text:p text:style-name="P28"/>
      <text:p text:style-name="P43"><text:s text:c="2"/>1<text:tab/>CEX Pij <text:span text:style-name="T64">C</text:span>ij<text:span text:style-name="T64">j</text:span> Aij G </text:p>
      <text:p text:style-name="P43"><text:s text:c="2"/>2<text:tab/>MAD Aij Rij G H</text:p>
      <text:p text:style-name="P43"><text:s text:c="2"/>3<text:tab/>ECH <text:span text:style-name="T64">H</text:span> Tij Q Mij Kij N</text:p>
      <text:p text:style-name="P43"><text:s text:c="2"/>4<text:tab/>CEX Q Rij Eij D</text:p>
      <text:p text:style-name="P43"><text:s text:c="2"/>5<text:tab/>MAD Eij N D L</text:p>
      <text:p text:style-name="P43"><text:s text:c="2"/>6<text:tab/>PVC Pij Q P(i+1)j Uij </text:p>
      <text:p text:style-name="P43"><text:s text:c="2"/>7<text:tab/>RRF Uij L N R<text:span text:style-name="T66">(</text:span>i<text:span text:style-name="T66">+1)</text:span>j </text:p>
      <text:p text:style-name="P43"/>
      <text:p text:style-name="P43">10<text:tab/>MAD Aij Bijk Cijk Z</text:p>
      <text:p text:style-name="P43">11<text:tab/>REX Tij Z V W</text:p>
      <text:p text:style-name="P43">12<text:tab/>MUL Mij V X</text:p>
      <text:p text:style-name="P43">13<text:tab/>MAD Eij X Bijk S </text:p>
      <text:p text:style-name="P43">14<text:tab/>RRF Uij S X B(i+1)jk</text:p>
      <text:p text:style-name="P43">15<text:tab/>MAD Kij V W Ci(j+1)k</text:p>
      <text:p text:style-name="P26"/>
      <text:p text:style-name="P27"><text:soft-page-break/></text:p>
      <text:p text:style-name="P22"/>
      <text:p text:style-name="P22">====================================================================</text:p>
      <text:p text:style-name="P56">New echelize</text:p>
      <text:p text:style-name="P19"/>
      <text:p text:style-name="P19"><text:span text:style-name="T53">zec &lt;input matrix A&gt; &lt;row-select </text:span><text:span text:style-name="T55">ρ</text:span><text:span text:style-name="T53">&gt; &lt;col-select </text:span><text:span text:style-name="T55">γ</text:span><text:span text:style-name="T53">&gt; &lt;multiplier M&gt; &lt;cleaner C&gt; &lt;remnant R&gt;</text:span></text:p>
      <text:p text:style-name="P19"/>
      <text:p text:style-name="P34">The properties required are that the following matrix can be build (I is the identity)</text:p>
      <text:p text:style-name="P19"/>
      <text:p text:style-name="P34"><text:s text:c="4"/>M <text:s text:c="4"/>0</text:p>
      <text:p text:style-name="P34"><text:s text:c="4"/>C <text:s text:c="5"/>I</text:p>
      <text:p text:style-name="P36"/>
      <text:p text:style-name="P38">and if the matrix A is multiplied by this (A on the right) the result is</text:p>
      <text:p text:style-name="P38"/>
      <text:p text:style-name="P38"><text:s text:c="2"/><text:span text:style-name="T56">−</text:span>I <text:s text:c="5"/>R</text:p>
      <text:p text:style-name="P38"><text:s text:c="4"/>0 <text:s text:c="5"/>0</text:p>
      <text:p text:style-name="P38"/>
      <text:p text:style-name="P38">In this description it is assumed that the row-select and column-select bits are first used to re-order the rows and columns (respectively) so that the selected rows (columns) come first.</text:p>
      <text:p text:style-name="P47"/>
      <text:p text:style-name="P54"><text:span text:style-name="T41">Section </text:span><text:span text:style-name="T44">2</text:span><text:span text:style-name="T41"> – </text:span><text:span text:style-name="T44">The New Ecchelize.</text:span></text:p>
      <text:p text:style-name="P17"/>
      <text:p text:style-name="P15">The 2015 version of the echelize procedure (both the program zec and the proggy ECH) produced only four outputs, namely the row-select and column select bit strings, and the multiplier and remnant. <text:s/>Although the insignificant rows were cleaned out to zero, <text:span text:style-name="T49">how</text:span><text:span text:style-name="T50"> they were cleaned was not output even though it was computed. <text:s/>The point is that it is not often possible to tell if a row is zero without cleaning it first.</text:span></text:p>
      <text:p text:style-name="P15"/>
      <text:p text:style-name="P15"><text:span text:style-name="T50">It must be admitted that the reporting of this data is not uniformly a blessing, since logically it can anyway be deduced (as it was in the 2015 rank) and the work involved in writing out the answer (even when it is anyway computed) is non-trivial. <text:s/>Furthermore it can happen that there are pivots already in every column, so it is known that the result of cleaning will be zero </text:span><text:span text:style-name="T49">without performing that cleaning</text:span><text:span text:style-name="T50">. <text:s/></text:span><text:span text:style-name="T51">It may well be in future that an option be added to the procedure so that this data is </text:span><text:span text:style-name="T52">not</text:span><text:span text:style-name="T54"> reported and the program will run the old way. <text:s/>For the time being, however, it seems more logical to output all the data that has been computed, hoping that the result will be a simpler procedure for Gaussian (rank, nullspace and echelize alike). <text:s/>It is certainly in desperate need of simplification.</text:span></text:p>
      <text:p text:style-name="P15"/>
      <text:p text:style-name="P33">Old echelize</text:p>
      <text:p text:style-name="P18"/>
      <text:p text:style-name="P18"><text:span text:style-name="T53">zec &lt;input matrix A&gt; &lt;row-select </text:span><text:span text:style-name="T55">ρ</text:span><text:span text:style-name="T53">&gt; &lt;col-select </text:span><text:span text:style-name="T55">γ</text:span><text:span text:style-name="T53">&gt; &lt;multiplier M&gt; &lt;remnant R&gt;</text:span></text:p>
      <text:p text:style-name="P18"/>
      <text:p text:style-name="P33">New echelize</text:p>
      <text:p text:style-name="P18"/>
      <text:p text:style-name="P18"><text:span text:style-name="T53">zec &lt;input matrix A&gt; &lt;row-select </text:span><text:span text:style-name="T55">ρ</text:span><text:span text:style-name="T53">&gt; &lt;col-select </text:span><text:span text:style-name="T55">γ</text:span><text:span text:style-name="T53">&gt; &lt;multiplier M&gt; &lt;cleaner C&gt; &lt;remnant R&gt;</text:span></text:p>
      <text:p text:style-name="P18"/>
      <text:p text:style-name="P33">The properties required are that the following matrix can be build (I is the identity)</text:p>
      <text:p text:style-name="P18"/>
      <text:p text:style-name="P33"><text:s text:c="4"/>M <text:s text:c="4"/>0</text:p>
      <text:p text:style-name="P33"><text:s text:c="4"/>C <text:s text:c="5"/>I</text:p>
      <text:p text:style-name="P35"/>
      <text:p text:style-name="P37">and if the matrix A is multiplied by this (A on the right) the result is</text:p>
      <text:p text:style-name="P37"/>
      <text:p text:style-name="P37"><text:s text:c="2"/><text:span text:style-name="T56">−</text:span>I <text:s text:c="5"/>R</text:p>
      <text:p text:style-name="P37"><text:s text:c="4"/>0 <text:s text:c="5"/>0</text:p>
      <text:p text:style-name="P37"/>
      <text:p text:style-name="P37">In this description it is assumed that the row-select and column-select bits are first used to re-order the rows and columns (respectively) so that the selected rows (columns) come first.</text:p>
      <text:p text:style-name="P53"><text:span text:style-name="T41">Section </text:span><text:span text:style-name="T44">3</text:span><text:span text:style-name="T41"> – </text:span><text:span text:style-name="T43">Rank using the new echelize</text:span><text:span text:style-name="T42">.</text:span></text:p>
      <text:p text:style-name="P10"/>
      <text:p text:style-name="P16">Firstly here is the version taken from the 2015 document.</text:p>
      <text:p text:style-name="P5"/>
      <text:p text:style-name="P6"><text:span text:style-name="T2"><text:s text:c="2"/>1<text:tab/>CEX</text:span> P<text:span text:style-name="T3">ij</text:span><text:span text:style-name="T15"> Y</text:span><text:span text:style-name="T3">ij</text:span><text:span text:style-name="T15"> </text:span><text:span text:style-name="T17">A</text:span><text:span text:style-name="T4">ij</text:span><text:span text:style-name="T15"> </text:span><text:span text:style-name="T16">G</text:span><text:span text:style-name="T4">ij</text:span></text:p>
      <text:p text:style-name="P6"><text:span text:style-name="T20"><text:s text:c="2"/>2<text:tab/></text:span><text:span text:style-name="T21">MAD</text:span><text:span text:style-name="T15"> </text:span><text:span text:style-name="T22">A</text:span><text:span text:style-name="T3">ij</text:span><text:span text:style-name="T15"> R</text:span><text:span text:style-name="T3">ij</text:span><text:span text:style-name="T15"> </text:span><text:span text:style-name="T23">G</text:span><text:span text:style-name="T7">ij</text:span><text:span text:style-name="T15"> </text:span><text:span text:style-name="T16">H</text:span><text:span text:style-name="T4">ij</text:span></text:p>
      <text:p text:style-name="P6"><text:span text:style-name="T20"><text:s text:c="2"/>3<text:tab/></text:span><text:span text:style-name="T21">ECH </text:span><text:span text:style-name="T15">H</text:span><text:span text:style-name="T3">ij</text:span><text:span text:style-name="T15"> </text:span><text:span text:style-name="T16">T</text:span><text:span text:style-name="T4">ij</text:span><text:span text:style-name="T15"> </text:span><text:span text:style-name="T16">Q</text:span><text:span text:style-name="T4">ij</text:span><text:span text:style-name="T15"> </text:span><text:span text:style-name="T16">M</text:span><text:span text:style-name="T4">ij</text:span><text:span text:style-name="T15"> </text:span><text:span text:style-name="T16">N</text:span><text:span text:style-name="T4">ij</text:span><text:span text:style-name="T30"><text:tab/>// Needs an additional output K</text:span><text:span text:style-name="T13">ij</text:span></text:p>
      <text:p text:style-name="P48"><text:span text:style-name="T2"><text:s text:c="2"/>4<text:tab/>CEX</text:span> Q<text:span text:style-name="T3">ij</text:span> <text:span text:style-name="T34">R</text:span><text:span text:style-name="T8">ij</text:span> <text:span text:style-name="T1">E</text:span><text:span text:style-name="T4">ij</text:span> <text:span text:style-name="T1">D</text:span><text:span text:style-name="T4">ij</text:span></text:p>
      <text:p text:style-name="P48"><text:span text:style-name="T34"><text:s text:c="2"/>5<text:tab/>MAD</text:span> E<text:span text:style-name="T3">ij</text:span> N<text:span text:style-name="T3">ij</text:span> D<text:span text:style-name="T3">ij</text:span> <text:span text:style-name="T1">L</text:span><text:span text:style-name="T4">ij</text:span></text:p>
      <text:p text:style-name="P48"><text:span text:style-name="T2"><text:s text:c="2"/>6<text:tab/>PVC</text:span> P<text:span text:style-name="T3">ij</text:span> Q<text:span text:style-name="T3">ij</text:span> <text:span text:style-name="T1">P</text:span><text:span text:style-name="T5">(i+1)j</text:span> <text:span text:style-name="T1">U</text:span><text:span text:style-name="T4">ij</text:span></text:p>
      <text:p text:style-name="P48"><text:span text:style-name="T2"><text:s text:c="2"/>7<text:tab/>RRF</text:span> U<text:span text:style-name="T3">ij</text:span> L<text:span text:style-name="T3">ij</text:span><text:span text:style-name="T35"> </text:span>N<text:span text:style-name="T3">ij</text:span> <text:span text:style-name="T1">R</text:span><text:span text:style-name="T4">i(j+1)</text:span></text:p>
      <text:p text:style-name="P50">8/9<text:tab/><text:span text:style-name="T36">BEX</text:span> T<text:span text:style-name="T3">ij</text:span> Q<text:span text:style-name="T3">ij</text:span> H<text:span text:style-name="T3">ij</text:span> <text:span text:style-name="T1">F</text:span><text:span text:style-name="T4">ij</text:span><text:span text:style-name="T46"><text:tab/><text:tab/>// Delete this step. <text:s/>It is not needed at all.</text:span></text:p>
      <text:p text:style-name="P51"/>
      <text:p text:style-name="P48"><text:span text:style-name="T2">10<text:tab/>MAD</text:span> <text:span text:style-name="T37">A</text:span><text:span text:style-name="T9">i</text:span><text:span text:style-name="T3">j</text:span> B<text:span text:style-name="T3">ijk</text:span> C<text:span text:style-name="T3">ijk</text:span> <text:span text:style-name="T1">Z</text:span><text:span text:style-name="T4">ijk</text:span><text:span text:style-name="T47"><text:tab/>// clean C</text:span><text:span text:style-name="T14">ijk</text:span></text:p>
      <text:p text:style-name="P48"><text:span text:style-name="T2">11<text:tab/>REX</text:span> T<text:span text:style-name="T3">ij</text:span> Z<text:span text:style-name="T3">ijk</text:span> <text:span text:style-name="T1">V</text:span><text:span text:style-name="T4">ijk</text:span> <text:span text:style-name="T1">W</text:span><text:span text:style-name="T4">ijk</text:span><text:span text:style-name="T47"><text:tab/>// get new pivotal rows</text:span></text:p>
      <text:p text:style-name="P48"><text:span text:style-name="T2">12<text:tab/>MUL</text:span> M<text:span text:style-name="T3">ij</text:span> V<text:span text:style-name="T3">ijk</text:span> <text:span text:style-name="T1">X</text:span><text:span text:style-name="T4">ijk</text:span><text:span text:style-name="T47"><text:tab/><text:tab/>// put into ech form basis</text:span></text:p>
      <text:p text:style-name="P31"><text:span text:style-name="T20">13<text:tab/></text:span><text:span text:style-name="T23">MAD</text:span><text:span text:style-name="T15"> E</text:span><text:span text:style-name="T3">ij</text:span><text:span text:style-name="T15"> X</text:span><text:span text:style-name="T3">ijk</text:span><text:span text:style-name="T15"> B</text:span><text:span text:style-name="T3">ijk</text:span><text:span text:style-name="T15"> </text:span><text:span text:style-name="T16">S</text:span><text:span text:style-name="T4">ijk</text:span><text:span text:style-name="T32"><text:tab/>// </text:span></text:p>
      <text:p text:style-name="P31"><text:span text:style-name="T20">14<text:tab/></text:span><text:span text:style-name="T23">RRF </text:span><text:span text:style-name="T24">U</text:span><text:span text:style-name="T10">ij</text:span><text:span text:style-name="T24"> S</text:span><text:span text:style-name="T10">ijk</text:span><text:span text:style-name="T24"> X</text:span><text:span text:style-name="T10">ijk</text:span><text:span text:style-name="T24"> </text:span><text:span text:style-name="T18">B</text:span><text:span text:style-name="T5">(i+1)jk</text:span><text:span text:style-name="T32"><text:tab/>// put new rows into B</text:span></text:p>
      <text:p text:style-name="P8"><text:span text:style-name="T25">15<text:tab/>MAD</text:span><text:span text:style-name="T26"> F</text:span><text:span text:style-name="T11">ij</text:span><text:span text:style-name="T26"> X</text:span><text:span text:style-name="T11">ijk</text:span><text:span text:style-name="T26"> W</text:span><text:span text:style-name="T11">ijk</text:span><text:span text:style-name="T26"> </text:span><text:span text:style-name="T29">C</text:span><text:span text:style-name="T12">i(j+1)k</text:span><text:span text:style-name="T27"><text:tab/>// </text:span><text:span text:style-name="T28">This is done the new way</text:span></text:p>
      <text:p text:style-name="P14"/>
      <text:p text:style-name="P15">There are just three changes. <text:s/>Firstly the BEX step 8/9 is deleted entirely. <text:s/>Secondly the new parameter K<text:span text:style-name="T3">ij</text:span><text:span text:style-name="T15"> is produced in the echelize step 3. <text:s/>Lastly the MAD step 15 is done with K</text:span><text:span text:style-name="T3">ij</text:span><text:span text:style-name="T15"> instead of the F</text:span><text:span text:style-name="T3">ij</text:span><text:span text:style-name="T15">, and hence must use V</text:span><text:span text:style-name="T3">ijk</text:span><text:span text:style-name="T15"> instead of </text:span><text:span text:style-name="T33">X</text:span><text:span text:style-name="T3">ijk</text:span><text:span text:style-name="T15">.</text:span></text:p>
      <text:p text:style-name="P15"/>
      <text:p text:style-name="P15">Here, then, is the new rank pseudo-code.</text:p>
      <text:p text:style-name="P13"/>
      <text:p text:style-name="P7"><text:span text:style-name="T2"><text:s text:c="2"/>1<text:tab/>CEX</text:span> P<text:span text:style-name="T3">ij</text:span><text:span text:style-name="T15"> Y</text:span><text:span text:style-name="T3">ij</text:span><text:span text:style-name="T15"> </text:span><text:span text:style-name="T17">A</text:span><text:span text:style-name="T4">ij</text:span><text:span text:style-name="T15"> </text:span><text:span text:style-name="T16">G</text:span><text:span text:style-name="T4">ij</text:span></text:p>
      <text:p text:style-name="P7"><text:span text:style-name="T20"><text:s text:c="2"/>2<text:tab/></text:span><text:span text:style-name="T21">MAD</text:span><text:span text:style-name="T15"> </text:span><text:span text:style-name="T22">A</text:span><text:span text:style-name="T3">ij</text:span><text:span text:style-name="T15"> R</text:span><text:span text:style-name="T3">ij</text:span><text:span text:style-name="T15"> </text:span><text:span text:style-name="T23">G</text:span><text:span text:style-name="T7">ij</text:span><text:span text:style-name="T15"> </text:span><text:span text:style-name="T16">H</text:span><text:span text:style-name="T4">ij</text:span></text:p>
      <text:p text:style-name="P7"><text:span text:style-name="T20"><text:s text:c="2"/>3<text:tab/></text:span><text:span text:style-name="T21">ECH </text:span><text:span text:style-name="T15">H</text:span><text:span text:style-name="T3">ij</text:span><text:span text:style-name="T15"> </text:span><text:span text:style-name="T16">T</text:span><text:span text:style-name="T4">ij</text:span><text:span text:style-name="T15"> </text:span><text:span text:style-name="T16">Q</text:span><text:span text:style-name="T4">ij</text:span><text:span text:style-name="T15"> </text:span><text:span text:style-name="T16">M</text:span><text:span text:style-name="T4">ij</text:span><text:span text:style-name="T15"> </text:span><text:span text:style-name="T19">K</text:span><text:span text:style-name="T6">ij</text:span><text:span text:style-name="T31"> </text:span><text:span text:style-name="T16">N</text:span><text:span text:style-name="T4">ij</text:span></text:p>
      <text:p text:style-name="P49"><text:span text:style-name="T2"><text:s text:c="2"/>4<text:tab/>CEX</text:span> Q<text:span text:style-name="T3">ij</text:span> <text:span text:style-name="T34">R</text:span><text:span text:style-name="T8">ij</text:span> <text:span text:style-name="T1">E</text:span><text:span text:style-name="T4">ij</text:span> <text:span text:style-name="T1">D</text:span><text:span text:style-name="T4">ij</text:span></text:p>
      <text:p text:style-name="P49"><text:span text:style-name="T34"><text:s text:c="2"/>5<text:tab/>MAD</text:span> E<text:span text:style-name="T3">ij</text:span> N<text:span text:style-name="T3">ij</text:span> D<text:span text:style-name="T3">ij</text:span> <text:span text:style-name="T1">L</text:span><text:span text:style-name="T4">ij</text:span></text:p>
      <text:p text:style-name="P49"><text:span text:style-name="T2"><text:s text:c="2"/>6<text:tab/>PVC</text:span> P<text:span text:style-name="T3">ij</text:span> Q<text:span text:style-name="T3">ij</text:span> <text:span text:style-name="T1">P</text:span><text:span text:style-name="T5">(i+1)j</text:span> <text:span text:style-name="T1">U</text:span><text:span text:style-name="T4">ij</text:span></text:p>
      <text:p text:style-name="P49"><text:span text:style-name="T2"><text:s text:c="2"/>7<text:tab/>RRF</text:span> U<text:span text:style-name="T3">ij</text:span> L<text:span text:style-name="T3">ij</text:span><text:span text:style-name="T35"> </text:span>N<text:span text:style-name="T3">ij</text:span> <text:span text:style-name="T1">R</text:span><text:span text:style-name="T4">i(j+1)</text:span></text:p>
      <text:p text:style-name="P51"/>
      <text:p text:style-name="P49"><text:span text:style-name="T2">10<text:tab/>MAD</text:span> <text:span text:style-name="T37">A</text:span><text:span text:style-name="T9">i</text:span><text:span text:style-name="T3">j</text:span> B<text:span text:style-name="T3">ijk</text:span> C<text:span text:style-name="T3">ijk</text:span> <text:span text:style-name="T1">Z</text:span><text:span text:style-name="T4">ijk</text:span></text:p>
      <text:p text:style-name="P49"><text:span text:style-name="T2">11<text:tab/>REX</text:span> T<text:span text:style-name="T3">ij</text:span> Z<text:span text:style-name="T3">ijk</text:span> <text:span text:style-name="T1">V</text:span><text:span text:style-name="T4">ijk</text:span> <text:span text:style-name="T1">W</text:span><text:span text:style-name="T4">ijk</text:span></text:p>
      <text:p text:style-name="P49"><text:span text:style-name="T2">12<text:tab/>MUL</text:span> M<text:span text:style-name="T3">ij</text:span> V<text:span text:style-name="T3">ijk</text:span> <text:span text:style-name="T1">X</text:span><text:span text:style-name="T4">ijk</text:span></text:p>
      <text:p text:style-name="P32"><text:span text:style-name="T20">13<text:tab/></text:span><text:span text:style-name="T23">MAD</text:span><text:span text:style-name="T15"> E</text:span><text:span text:style-name="T3">ij</text:span><text:span text:style-name="T15"> X</text:span><text:span text:style-name="T3">ijk</text:span><text:span text:style-name="T15"> B</text:span><text:span text:style-name="T3">ijk</text:span><text:span text:style-name="T15"> </text:span><text:span text:style-name="T16">S</text:span><text:span text:style-name="T4">ijk</text:span></text:p>
      <text:p text:style-name="P32"><text:span text:style-name="T20">14<text:tab/></text:span><text:span text:style-name="T23">RRF </text:span><text:span text:style-name="T24">U</text:span><text:span text:style-name="T10">ij</text:span><text:span text:style-name="T24"> S</text:span><text:span text:style-name="T10">ijk</text:span><text:span text:style-name="T24"> X</text:span><text:span text:style-name="T10">ijk</text:span><text:span text:style-name="T24"> </text:span><text:span text:style-name="T18">B</text:span><text:span text:style-name="T5">(i+1)jk</text:span></text:p>
      <text:p text:style-name="P9"><text:span text:style-name="T25">15<text:tab/>MAD</text:span><text:span text:style-name="T26"> </text:span><text:span text:style-name="T28">K</text:span><text:span text:style-name="T11">ij</text:span><text:span text:style-name="T26"> </text:span><text:span text:style-name="T28">V</text:span><text:span text:style-name="T11">ijk</text:span><text:span text:style-name="T26"> W</text:span><text:span text:style-name="T11">ijk</text:span><text:span text:style-name="T26"> </text:span><text:span text:style-name="T29">C</text:span><text:span text:style-name="T12">i(j+1)k</text:span></text:p>
      <text:p text:style-name="P52"/>
      <text:p text:style-name="P55"><text:span text:style-name="T41">Section </text:span><text:span text:style-name="T45">4</text:span><text:span text:style-name="T41"> – </text:span><text:span text:style-name="T45">The new, chopped-up nullspace</text:span><text:span text:style-name="T42">.</text:span></text:p>
      <text:p text:style-name="P21"/>
      <text:p text:style-name="P52">In over-simplisitic terms, the idea of chopped-up nullspace is that there is an identity matrix appended to the right of the input matrix and the row operations (steps 10-15) are performed also on this identity matrix. <text:s/>In practice this is not really a useful view because . . .</text:p>
      <text:p text:style-name="P52">1. <text:s/>Many of the operations would then be done with zero matrices, which would be a complete waste of time.</text:p>
      <text:p text:style-name="P52">2. <text:s/>Some of the operations would involve multiplying by an identity (sub)matrix, again leading to objections of timewasting.</text:p>
      <text:p text:style-name="P52">3. <text:s/>In fact it makes sense to output the nullspace in some sort of echelon form, which (interestingly) matches what the program designs call echelon form but not what I thought it was!</text:p>
      <text:p text:style-name="P20"/>
      <text:p text:style-name="P52">We therefore start the design of null-space from the position that "rank" has achieved, and wonder afresh what columns should be tacked on, what operations should be done to them and how the output can be deduced from all of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5-15T17:04:23.912605446</dc:date>
    <meta:editing-duration>P3DT23H56M3S</meta:editing-duration>
    <meta:editing-cycles>411</meta:editing-cycles>
    <meta:generator>LibreOffice/4.2.8.2$Linux_X86_64 LibreOffice_project/420m0$Build-2</meta:generator>
    <meta:printed-by>User </meta:printed-by>
    <meta:print-date>2012-07-06T16:23:45</meta:print-date>
    <meta:document-statistic meta:table-count="0" meta:image-count="0" meta:object-count="0" meta:page-count="8" meta:paragraph-count="108" meta:word-count="2074" meta:character-count="11388" meta:non-whitespace-character-count="9238"/>
  </office:meta>
</office:document-meta>
</file>